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4*"/>
    </style:style>
    <style:style style:name="Tabelle1.D" style:family="table-column">
      <style:table-column-properties style:column-width="4.249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8.908cm" table:align="left"/>
    </style:style>
    <style:style style:name="Tabelle2.A" style:family="table-column">
      <style:table-column-properties style:column-width="3.193cm"/>
    </style:style>
    <style:style style:name="Tabelle2.B" style:family="table-column">
      <style:table-column-properties style:column-width="5.7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8.908cm" table:align="left"/>
    </style:style>
    <style:style style:name="Tabelle3.A" style:family="table-column">
      <style:table-column-properties style:column-width="3.193cm"/>
    </style:style>
    <style:style style:name="Tabelle3.B" style:family="table-column">
      <style:table-column-properties style:column-width="5.71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d14c3" officeooo:paragraph-rsid="000d14c3"/>
    </style:style>
    <style:style style:name="P2" style:family="paragraph" style:parent-style-name="Text_20_body">
      <style:text-properties officeooo:rsid="000d14c3" officeooo:paragraph-rsid="000d14c3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14c3" officeooo:paragraph-rsid="000d14c3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0dafd4" officeooo:paragraph-rsid="000dafd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0e8b4f" officeooo:paragraph-rsid="000e8b4f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0ec464" officeooo:paragraph-rsid="000ec464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0f2779" officeooo:paragraph-rsid="000f2779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00637" officeooo:paragraph-rsid="00100637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1890d" officeooo:paragraph-rsid="0011890d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1a6eb" officeooo:paragraph-rsid="0011a6e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81207" officeooo:paragraph-rsid="0018133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8a70a" officeooo:paragraph-rsid="0018a70a" style:font-weight-asian="normal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18a70a" officeooo:paragraph-rsid="0018a70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de69a" officeooo:paragraph-rsid="001de69a" style:font-size-asian="10.5pt" style:font-weight-asian="bold" style:font-size-complex="12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8a70a" officeooo:paragraph-rsid="0018a70a" style:font-weight-asian="bold" style:font-weight-complex="bold"/>
    </style:style>
    <style:style style:name="P16" style:family="paragraph" style:parent-style-name="Text_20_body">
      <style:text-properties style:text-underline-style="none" fo:font-weight="normal" officeooo:rsid="0011a6eb" officeooo:paragraph-rsid="0011a6eb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149b83" officeooo:paragraph-rsid="00149b83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699db" officeooo:paragraph-rsid="001699db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181207" officeooo:paragraph-rsid="00181207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26c422" officeooo:paragraph-rsid="0026c422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282dec" officeooo:paragraph-rsid="00282dec" style:font-weight-asian="normal" style:font-weight-complex="normal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29ed8" officeooo:paragraph-rsid="00129ed8" style:font-weight-asian="bold" style:font-weight-complex="bold"/>
    </style:style>
    <style:style style:name="P23" style:family="paragraph" style:parent-style-name="Table_20_Contents">
      <style:text-properties officeooo:rsid="0013d215" officeooo:paragraph-rsid="0013d215"/>
    </style:style>
    <style:style style:name="P24" style:family="paragraph" style:parent-style-name="Table_20_Contents">
      <style:text-properties officeooo:rsid="0013d215" officeooo:paragraph-rsid="00149b83"/>
    </style:style>
    <style:style style:name="P25" style:family="paragraph" style:parent-style-name="Table_20_Contents">
      <style:text-properties officeooo:rsid="00149b83" officeooo:paragraph-rsid="00149b83"/>
    </style:style>
    <style:style style:name="P26" style:family="paragraph" style:parent-style-name="Table_20_Contents">
      <style:text-properties style:font-name="Liberation Serif" fo:font-size="12pt" officeooo:rsid="001bc65c" officeooo:paragraph-rsid="001bc65c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1c9e94" officeooo:paragraph-rsid="001c9e94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20d7d2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20d7d2" officeooo:paragraph-rsid="0020d7d2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256b6d" officeooo:paragraph-rsid="00256b6d" style:font-size-asian="12pt" style:font-size-complex="12pt"/>
    </style:style>
    <style:style style:name="P31" style:family="paragraph" style:parent-style-name="Table_20_Contents">
      <style:text-properties officeooo:rsid="00282dec" officeooo:paragraph-rsid="00282dec"/>
    </style:style>
    <style:style style:name="T1" style:family="text">
      <style:text-properties officeooo:rsid="000e8b4f"/>
    </style:style>
    <style:style style:name="T2" style:family="text">
      <style:text-properties officeooo:rsid="000ec464"/>
    </style:style>
    <style:style style:name="T3" style:family="text">
      <style:text-properties officeooo:rsid="00100637"/>
    </style:style>
    <style:style style:name="T4" style:family="text">
      <style:text-properties officeooo:rsid="00149b83"/>
    </style:style>
    <style:style style:name="T5" style:family="text">
      <style:text-properties style:font-name="LMRoman10-Regular" fo:font-size="10pt" style:font-size-asian="10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edcfb"/>
    </style:style>
    <style:style style:name="T8" style:family="text">
      <style:text-properties officeooo:rsid="0020d7d2"/>
    </style:style>
    <style:style style:name="T9" style:family="text">
      <style:text-properties officeooo:rsid="00239861"/>
    </style:style>
    <style:style style:name="T10" style:family="text">
      <style:text-properties officeooo:rsid="00256b6d"/>
    </style:style>
    <style:style style:name="T11" style:family="text">
      <style:text-properties officeooo:rsid="00297747"/>
    </style:style>
    <style:style style:name="T12" style:family="text">
      <style:text-properties officeooo:rsid="002abb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2</text:p>
      <text:p text:style-name="P2"/>
      <text:p text:style-name="P3">Aufgabe 5:</text:p>
      <text:p text:style-name="P4">1) <text:span text:style-name="T1">Ja</text:span></text:p>
      <text:p text:style-name="P5">2) Ja</text:p>
      <text:p text:style-name="P5">3) Nein, ++ ist ein increment operator, die 4 kann nicht gelesen werden</text:p>
      <text:p text:style-name="P6">4) <text:span text:style-name="T11">Nein, . Statt ,</text:span></text:p>
      <text:p text:style-name="P5"><text:span text:style-name="T2">5</text:span>) zwischen der 5 und dem y steht kein arithmetischer operator</text:p>
      <text:p text:style-name="P6">6) <text:span text:style-name="T11">Ja</text:span></text:p>
      <text:p text:style-name="P6">7) Ja</text:p>
      <text:p text:style-name="P6">8) Modulo ist nur mit integern möglich</text:p>
      <text:p text:style-name="P6">9) 4.000000</text:p>
      <text:p text:style-name="P7">10) – 4.333333</text:p>
      <text:p text:style-name="P7">11) <text:span text:style-name="T3">-32</text:span></text:p>
      <text:p text:style-name="P8">12) 32</text:p>
      <text:p text:style-name="P8">13) 5</text:p>
      <text:p text:style-name="P8">14) -47</text:p>
      <text:p text:style-name="P8">15) 8</text:p>
      <text:p text:style-name="P9">16) 5</text:p>
      <text:p text:style-name="P9">17) 3</text:p>
      <text:p text:style-name="P9">18) 33</text:p>
      <text:p text:style-name="P10">19) 0</text:p>
      <text:p text:style-name="P10">20) <text:span text:style-name="T12">2</text:span></text:p>
      <text:p text:style-name="P22">Aufgabe 7:</text:p>
      <text:p text:style-name="P18">a)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3">1.</text:p>
          </table:table-cell>
          <table:table-cell table:style-name="Tabelle1.A1" office:value-type="string">
            <text:p text:style-name="P23">2.</text:p>
          </table:table-cell>
          <table:table-cell table:style-name="Tabelle1.A1" office:value-type="string">
            <text:p text:style-name="P23">3.</text:p>
          </table:table-cell>
          <table:table-cell table:style-name="Tabelle1.D1" office:value-type="string">
            <text:p text:style-name="P23"/>
          </table:table-cell>
        </table:table-row>
        <table:table-row>
          <table:table-cell table:style-name="Tabelle1.A2" office:value-type="string">
            <text:p text:style-name="P23">x = 42 <text:s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3">y = 12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5">42 + 1 &gt; 12?</text:p>
          </table:table-cell>
          <table:table-cell table:style-name="Tabelle1.A2" office:value-type="string">
            <text:p text:style-name="P25">30 + 1 &gt; 12?</text:p>
          </table:table-cell>
          <table:table-cell table:style-name="Tabelle1.A2" office:value-type="string">
            <text:p text:style-name="P25">18 + 1 &gt; 12?</text:p>
          </table:table-cell>
          <table:table-cell table:style-name="Tabelle1.D2" office:value-type="string">
            <text:p text:style-name="P25">6 + 1 &gt; 12?</text:p>
          </table:table-cell>
        </table:table-row>
        <table:table-row>
          <table:table-cell table:style-name="Tabelle1.A2" office:value-type="string">
            <text:p text:style-name="P24"><text:span text:style-name="T4">x</text:span> = <text:span text:style-name="T4">42 – 12 = 30</text:span> </text:p>
          </table:table-cell>
          <table:table-cell table:style-name="Tabelle1.A2" office:value-type="string">
            <text:p text:style-name="P25">x = 30 – 12 = 18</text:p>
          </table:table-cell>
          <table:table-cell table:style-name="Tabelle1.A2" office:value-type="string">
            <text:p text:style-name="P25">x = 18 – 12 = 6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P25">y = 12</text:p>
          </table:table-cell>
          <table:table-cell table:style-name="Tabelle1.A2" office:value-type="string">
            <text:p text:style-name="P25">y = 12</text:p>
          </table:table-cell>
          <table:table-cell table:style-name="Tabelle1.A2" office:value-type="string">
            <text:p text:style-name="P25">y = 12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7">→ Ausgabe: 6</text:p>
      <text:p text:style-name="P19">c)</text:p>
      <text:p text:style-name="P11"><text:span text:style-name="T5">…</text:span></text:p>
      <text:p text:style-name="P11"><text:span text:style-name="T5"/></text:p>
      <text:p text:style-name="P13">d)</text:p>
      <text:p text:style-name="P1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Adresse</text:p>
          </table:table-cell>
          <table:table-cell table:style-name="Tabelle2.B1" office:value-type="string">
            <text:p text:style-name="P26">Befehl</text:p>
          </table:table-cell>
        </table:table-row>
        <table:table-row>
          <table:table-cell table:style-name="Tabelle2.A2" office:value-type="string">
            <text:p text:style-name="P27">400<text:span text:style-name="T9">0</text:span></text:p>
          </table:table-cell>
          <table:table-cell table:style-name="Tabelle2.B2" office:value-type="string">
            <text:p text:style-name="P27">INIT <text:span text:style-name="T7">2000</text:span></text:p>
          </table:table-cell>
        </table:table-row>
        <table:table-row>
          <table:table-cell table:style-name="Tabelle2.A2" office:value-type="string">
            <text:p text:style-name="P27">400<text:span text:style-name="T9">1</text:span></text:p>
          </table:table-cell>
          <table:table-cell table:style-name="Tabelle2.B2" office:value-type="string">
            <text:p text:style-name="P27">SPRUNG <text:span text:style-name="T8">1000</text:span>, <text:span text:style-name="T8">4009</text:span></text:p>
          </table:table-cell>
        </table:table-row>
        <table:table-row>
          <table:table-cell table:style-name="Tabelle2.A2" office:value-type="string">
            <text:p text:style-name="P27">400<text:span text:style-name="T9">2</text:span></text:p>
          </table:table-cell>
          <table:table-cell table:style-name="Tabelle2.B2" office:value-type="string">
            <text:p text:style-name="P27">DEKREMENT 1000</text:p>
          </table:table-cell>
        </table:table-row>
        <table:table-row>
          <table:table-cell table:style-name="Tabelle2.A2" office:value-type="string">
            <text:p text:style-name="P27">400<text:span text:style-name="T9">3</text:span></text:p>
          </table:table-cell>
          <table:table-cell table:style-name="Tabelle2.B2" office:value-type="string">
            <text:p text:style-name="P29">ADD 3000, 2000</text:p>
          </table:table-cell>
        </table:table-row>
        <table:table-row>
          <table:table-cell table:style-name="Tabelle2.A2" office:value-type="string">
            <text:p text:style-name="P29">400<text:span text:style-name="T9">4</text:span></text:p>
          </table:table-cell>
          <table:table-cell table:style-name="Tabelle2.B2" office:value-type="string">
            <text:p text:style-name="P29">ADD 3000, 1000</text:p>
          </table:table-cell>
        </table:table-row>
        <table:table-row>
          <table:table-cell table:style-name="Tabelle2.A2" office:value-type="string">
            <text:p text:style-name="P29">400<text:span text:style-name="T9">5</text:span></text:p>
          </table:table-cell>
          <table:table-cell table:style-name="Tabelle2.B2" office:value-type="string">
            <text:p text:style-name="P29">ADD 2000, 3000</text:p>
          </table:table-cell>
        </table:table-row>
        <table:table-row>
          <table:table-cell table:style-name="Tabelle2.A2" office:value-type="string">
            <text:p text:style-name="P28">400<text:span text:style-name="T9">6</text:span></text:p>
          </table:table-cell>
          <table:table-cell table:style-name="Tabelle2.B2" office:value-type="string">
            <text:p text:style-name="P29">ADD 2000, 3000</text:p>
          </table:table-cell>
        </table:table-row>
        <table:table-row>
          <table:table-cell table:style-name="Tabelle2.A2" office:value-type="string">
            <text:p text:style-name="P29">400<text:span text:style-name="T9">7</text:span></text:p>
          </table:table-cell>
          <table:table-cell table:style-name="Tabelle2.B2" office:value-type="string">
            <text:p text:style-name="P29">ADD 2000, 3000</text:p>
          </table:table-cell>
        </table:table-row>
        <table:table-row>
          <table:table-cell table:style-name="Tabelle2.A2" office:value-type="string">
            <text:p text:style-name="P30">4008</text:p>
          </table:table-cell>
          <table:table-cell table:style-name="Tabelle2.B2" office:value-type="string">
            <text:p text:style-name="P30">SPRUNG 4001</text:p>
          </table:table-cell>
        </table:table-row>
        <table:table-row>
          <table:table-cell table:style-name="Tabelle2.A2" office:value-type="string">
            <text:p text:style-name="P29">400<text:span text:style-name="T10">9</text:span></text:p>
          </table:table-cell>
          <table:table-cell table:style-name="Tabelle2.B2" office:value-type="string">
            <text:p text:style-name="P29">AUSGABE 2000</text:p>
          </table:table-cell>
        </table:table-row>
      </table:table>
      <text:p text:style-name="P13"/>
      <text:p text:style-name="P12"><text:span text:style-name="T5"/></text:p>
      <text:p text:style-name="P14">Aufgabe 8</text:p>
      <text:p text:style-name="P14"><text:span text:style-name="T6"/></text:p>
      <text:p text:style-name="P14"><text:span text:style-name="T6">a) </text:span></text:p>
      <text:p text:style-name="P15"><text:span text:style-name="T5"/></text:p>
      <text:p text:style-name="P20">Es wird 20 ausgegeben. Das Programm addiert immer in einer while schleife in der SZ 1008 + 4 und subtrahiert 1 von der SZ 1006, somit kommen bei einem anfänglichen Wert von 5 bei SZ 1006 5 Schleifendurchläufe zusammen, daraus folgt die Rechnung 4*5 = 20</text:p>
      <text:p text:style-name="P20">b)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1">Adresse</text:p>
          </table:table-cell>
          <table:table-cell table:style-name="Tabelle3.B1" office:value-type="string">
            <text:p text:style-name="P31">Befehl</text:p>
          </table:table-cell>
        </table:table-row>
        <table:table-row>
          <table:table-cell table:style-name="Tabelle3.A2" office:value-type="string">
            <text:p text:style-name="P31">1001</text:p>
          </table:table-cell>
          <table:table-cell table:style-name="Tabelle3.B2" office:value-type="string">
            <text:p text:style-name="P31">SPRUNG 1007, 1005</text:p>
          </table:table-cell>
        </table:table-row>
        <table:table-row>
          <table:table-cell table:style-name="Tabelle3.A2" office:value-type="string">
            <text:p text:style-name="P31">1002</text:p>
          </table:table-cell>
          <table:table-cell table:style-name="Tabelle3.B2" office:value-type="string">
            <text:p text:style-name="P31">DEKREMENT 1006</text:p>
          </table:table-cell>
        </table:table-row>
        <table:table-row>
          <table:table-cell table:style-name="Tabelle3.A2" office:value-type="string">
            <text:p text:style-name="P31">1003</text:p>
          </table:table-cell>
          <table:table-cell table:style-name="Tabelle3.B2" office:value-type="string">
            <text:p text:style-name="P31">DEKREMENT 1007</text:p>
          </table:table-cell>
        </table:table-row>
        <table:table-row>
          <table:table-cell table:style-name="Tabelle3.A2" office:value-type="string">
            <text:p text:style-name="P31">1004</text:p>
          </table:table-cell>
          <table:table-cell table:style-name="Tabelle3.B2" office:value-type="string">
            <text:p text:style-name="P31">SPRUNG 1001</text:p>
          </table:table-cell>
        </table:table-row>
        <table:table-row>
          <table:table-cell table:style-name="Tabelle3.A2" office:value-type="string">
            <text:p text:style-name="P31">1005</text:p>
          </table:table-cell>
          <table:table-cell table:style-name="Tabelle3.B2" office:value-type="string">
            <text:p text:style-name="P31">AUSGABE 1006</text:p>
          </table:table-cell>
        </table:table-row>
      </table:table>
      <text:p text:style-name="P20"/>
      <text:p text:style-name="P21">c)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58:29.613000000</meta:creation-date>
    <dc:date>2018-11-05T20:49:38.240000000</dc:date>
    <meta:editing-duration>PT19H44M30S</meta:editing-duration>
    <meta:editing-cycles>15</meta:editing-cycles>
    <meta:generator>LibreOffice/5.3.6.1$Windows_X86_64 LibreOffice_project/686f202eff87ef707079aeb7f485847613344eb7</meta:generator>
    <meta:document-statistic meta:table-count="3" meta:image-count="0" meta:object-count="0" meta:page-count="2" meta:paragraph-count="82" meta:word-count="244" meta:character-count="1025" meta:non-whitespace-character-count="855"/>
  </office:meta>
</office:document-meta>
</file>